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Questions publique cible</text:p>
      <text:p text:style-name="P2"/>
      <text:p text:style-name="Standard">1. Aimez-vous lire ou aimeriez-vous lire plus ?</text:p>
      <text:p text:style-name="Standard"/>
      <text:p text:style-name="P3">Oui, j’aime lire.</text:p>
      <text:p text:style-name="P4"/>
      <text:p text:style-name="Standard">2. A quelle fréquence lisez-vous ?</text:p>
      <text:p text:style-name="Standard"/>
      <text:p text:style-name="P5">Pas autant que je voudrai. Plutôt l’été, pendant les<text:s/>vacances.</text:p>
      <text:p text:style-name="P6">Durant les vacances, je peux lire un livre par semaine.</text:p>
      <text:p text:style-name="Standard"/>
      <text:p text:style-name="Standard">3. Quelle est la durée de lecture que vous avez à chaque fois que vous lisez ?</text:p>
      <text:p text:style-name="Standard"/>
      <text:p text:style-name="P7">Cela peut être une heure et plus, des fois 10 minutes. Cela dépend du temps que j’ai.</text:p>
      <text:p text:style-name="Standard"/>
      <text:p text:style-name="Standard">4. Quel genre de lecture préférez-vous ?</text:p>
      <text:p text:style-name="Standard"/>
      <text:p text:style-name="P8">Les romans. Je n’aime pas le suspens, j’aime savoir où je vais. Ainsi, lorsque je lis, je lis d’abord le premier chapitre et le dernier avant de lire le reste.</text:p>
      <text:p text:style-name="Standard"/>
      <text:p text:style-name="Standard">5. Quel est la taille moyenne de votre lecture (comme par exemple des lectures sur</text:p>
      <text:p text:style-name="Standard">internet)</text:p>
      <text:p text:style-name="Standard"/>
      <text:p text:style-name="P9">Environ 100 pages.</text:p>
      <text:p text:style-name="P10">Pas de lectures sur internet.</text:p>
      <text:p text:style-name="Standard"/>
      <text:p text:style-name="Standard"/>
      <text:p text:style-name="Standard">6. Que faites vous lorsque vous lisez ? (exemple : écouter de la musique)</text:p>
      <text:p text:style-name="Standard"/>
      <text:p text:style-name="P11">Non, je ne fais rien.</text:p>
      <text:p text:style-name="P12">Je peux avoir la télé, la musique, je peux être dehors, seul.</text:p>
      <text:p text:style-name="P13">Rien ne me dérange.</text:p>
      <text:p text:style-name="Standard"/>
      <text:p text:style-name="Standard">7.<text:s/>Avez vous des problèmes d’inattention lors de votre lecture ? Pourquoi ?</text:p>
      <text:p text:style-name="Standard"/>
      <text:p text:style-name="P14">Non absolument pas.</text:p>
      <text:p text:style-name="Standard"/>
      <text:p text:style-name="Standard">8. Etes vous capable de lire dans des lieux publics sans musique ?</text:p>
      <text:p text:style-name="Standard"/>
      <text:p text:style-name="P15">Oui.</text:p>
      <text:p text:style-name="Standard"/>
      <text:p text:style-name="Standard">9. Que pensez-vous d’une ambiance sonore jouée en même temps que votre lecture,</text:p>
      <text:p text:style-name="Standard">adaptée au thème de la page lue ?</text:p>
      <text:p text:style-name="Standard"/>
      <text:p text:style-name="P16">Non. Je veux laisser mon imagination joué. Cela m’influencerait lors de ma lecture. (comme par exemple une ambiance flippante ).</text:p>
      <text:p text:style-name="Standard"/>
      <text:p text:style-name="Standard">10. Pareil pour des odeurs.</text:p>
      <text:p text:style-name="Standard"/>
      <text:p text:style-name="P17">Non plus, je ne vois pas l’intérêt.</text:p>
      <text:p text:style-name="Standard"/>
      <text:p text:style-name="Standard">11. Vous ennuyez-vous lors d’un<text:s/>certain temps de lecture ?</text:p>
      <text:p text:style-name="P18"/>
      <text:p text:style-name="P19">Non, car si je m’ennuie j’arête de lire.</text:p>
      <text:p text:style-name="Standard"/>
      <text:p text:style-name="Standard">12. Où lisez vous le plus souvent ?</text:p>
      <text:p text:style-name="Standard"/>
      <text:p text:style-name="P20">Dans mon lit.</text:p>
      <text:p text:style-name="Standard"/>
      <text:p text:style-name="Standard">13. Comment aviez vous vécu la transition entre les ”Tom tom et Nana” aux romans/nouvelles</text:p>
      <text:p text:style-name="Standard">de Victor Hugo par exemple ? Etes vous passez par des nouvelles, ou des romans ?</text:p>
      <text:p text:style-name="Standard"/>
      <text:p text:style-name="P21">Progressivement, mais pas brutale.</text:p>
      <text:p text:style-name="P22">Des romans.</text:p>
      <text:p text:style-name="Standard"/>
      <text:p text:style-name="Standard">14. Comment pensez vous pouvoir faciliter cette transition ?</text:p>
      <text:p text:style-name="Standard"/>
      <text:p text:style-name="P23">Par des romans simples, exemple des nouvelles.</text:p>
      <text:p text:style-name="Standard"/>
      <text:p text:style-name="Standard">15. Comment achetez-vous vos livres ? Internet, magasins<text:s/>?</text:p>
      <text:p text:style-name="Standard"/>
      <text:p text:style-name="P24">Internet principalement.</text:p>
      <text:p text:style-name="Standard"/>
      <text:p text:style-name="Standard">16. Jusqu’à combien êtes vous prêt à mettre pour un livre ?</text:p>
      <text:p text:style-name="Standard"/>
      <text:p text:style-name="P25">J’achète que les livres de poche, je ne veux pas mettre cher pour un livre si au bout de 2h c’est fini (pas la peine de mettre 15 balles).</text:p>
      <text:p text:style-name="P26"/>
      <text:p text:style-name="Standard">17. Sous quel format lisez<text:s/>vous ?</text:p>
      <text:p text:style-name="Standard"/>
      <text:p text:style-name="P27">Livre papier.</text:p>
      <text:p text:style-name="P28">Le numérique je n’y arrive pas. Je n’arrive pas à lire sur écran.</text:p>
      <text:p text:style-name="P29">Remarque : si un livre me fait chier, je n’arrive pas à rentrer dedans et je suis appelé par tous les éléments extérieurs.</text:p>
      <text:p text:style-name="P30"/>
      <text:p text:style-name="Standard">La madeleine de Proust : le fait de réunir<text:s/>2 sens. Quand 2 sens sont mémorisés sur un événement, information, émotion, ta mémoire est davantage mobilisé et tu t’en rappelles plus. <text:s/>(ex : les crêpes, ou le chouffleur qui ne sent pas bon).</text:p>
      <text:p text:style-name="Standard">Ainsi, les deux ou trois sens pour notre lecture permettrait<text:s/>de favoriser la concentration, nous sommes plus en alerte, et permettrait de mieux retenir l’ambiance du livre et donc l’histoire du livre.</text:p>
      <text:p text:style-name="Standard">Nature et découverte, il y a des ambianc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03-28T13:31:00Z</meta:creation-date>
    <dc:date>2019-03-28T13:31:00Z</dc:date>
    <meta:template xlink:href="Normal.dotm" xlink:type="simple"/>
    <meta:editing-cycles>2</meta:editing-cycles>
    <meta:editing-duration>PT0S</meta:editing-duration>
    <meta:document-statistic meta:page-count="2" meta:paragraph-count="5" meta:word-count="449" meta:character-count="2917" meta:row-count="20" meta:non-whitespace-character-count="2473"/>
  </office:meta>
</office:document-meta>
</file>